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crosoft Yi Baiti" svg:font-family="Microsoft Yi Baiti" style:font-family-generic="script" style:font-pitch="variable" svg:panose-1="3 0 5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  <style:text-properties fo:font-weight="bold" style:font-weight-asian="bold" fo:color="#000000" fo:font-size="13pt" style:font-size-asian="13pt" style:font-size-complex="13pt"/>
    </style:style>
    <style:style style:name="T8" style:parent-style-name="Lletraperdefectedelparàgraf" style:family="text">
      <style:text-properties fo:font-style="italic" style:font-style-asian="italic" fo:background-color="#B7B7B7"/>
    </style:style>
    <style:style style:name="T9" style:parent-style-name="Lletraperdefectedelparàgraf" style:family="text">
      <style:text-properties fo:font-style="italic" style:font-style-asian="italic" fo:background-color="#B7B7B7"/>
    </style:style>
    <style:style style:name="T10" style:parent-style-name="Lletraperdefectedelparàgraf" style:family="text">
      <style:text-properties fo:font-style="italic" style:font-style-asian="italic" fo:background-color="#B7B7B7"/>
    </style:style>
    <style:style style:name="T11" style:parent-style-name="Lletraperdefectedelparàgraf" style:family="text">
      <style:text-properties fo:font-style="italic" style:font-style-asian="italic" fo:background-color="#B7B7B7"/>
    </style:style>
    <style:style style:name="T12" style:parent-style-name="Lletraperdefectedelparàgraf" style:family="text">
      <style:text-properties fo:font-style="italic" style:font-style-asian="italic" style:font-style-complex="italic"/>
    </style:style>
    <style:style style:name="T13" style:parent-style-name="Lletraperdefectedelparàgraf" style:family="text">
      <style:text-properties fo:font-style="italic" style:font-style-asian="italic" style:font-style-complex="italic" fo:background-color="#A9A9A9"/>
    </style:style>
    <style:style style:name="T14" style:parent-style-name="Lletraperdefectedelparàgraf" style:family="text">
      <style:text-properties fo:font-style="italic" style:font-style-asian="italic" style:font-style-complex="italic"/>
    </style:style>
    <style:style style:name="T15" style:parent-style-name="Lletraperdefectedelparàgraf" style:family="text">
      <style:text-properties fo:font-style="italic" style:font-style-asian="italic" fo:background-color="#B7B7B7"/>
    </style:style>
    <style:style style:name="T16" style:parent-style-name="Lletraperdefectedelparàgraf" style:family="text">
      <style:text-properties fo:font-style="italic" style:font-style-asian="italic" fo:background-color="#B7B7B7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Lletraperdefectedelparàgraf" style:family="text">
      <style:text-properties style:font-name="MS Gothic" style:font-name-asian="MS Gothic"/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T20" style:parent-style-name="Lletraperdefectedelparàgraf" style:family="text">
      <style:text-properties style:font-name="MS Gothic" style:font-name-asian="MS Gothic"/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T22" style:parent-style-name="Lletraperdefectedelparàgraf" style:family="text">
      <style:text-properties style:font-name="MS Gothic" style:font-name-asian="MS Gothic"/>
    </style:style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T29" style:parent-style-name="Lletraperdefectedelparàgraf" style:family="text">
      <style:text-properties fo:background-color="#FFFF00"/>
    </style:style>
    <style:style style:name="T30" style:parent-style-name="Lletraperdefectedelparàgraf" style:family="text">
      <style:text-properties fo:background-color="#FFFF00"/>
    </style:style>
    <style:style style:name="T31" style:parent-style-name="Lletraperdefectedelparàgraf" style:family="text">
      <style:text-properties fo:background-color="#FFFF00"/>
    </style:style>
    <style:style style:name="P32" style:parent-style-name="Normal" style:family="paragraph">
      <style:text-properties fo:background-color="#FFFF00"/>
    </style:style>
    <style:style style:name="T33" style:parent-style-name="Lletraperdefectedelparàgraf" style:family="text">
      <style:text-properties fo:font-style="italic" style:font-style-asian="italic" fo:background-color="#B7B7B7"/>
    </style:style>
    <style:style style:name="T34" style:parent-style-name="Lletraperdefectedelparàgraf" style:family="text">
      <style:text-properties fo:font-style="italic" style:font-style-asian="italic" fo:background-color="#B7B7B7"/>
    </style:style>
    <style:style style:name="T35" style:parent-style-name="Lletraperdefectedelparàgraf" style:family="text">
      <style:text-properties fo:font-style="italic" style:font-style-asian="italic" fo:background-color="#B7B7B7"/>
    </style:style>
    <style:style style:name="T36" style:parent-style-name="Lletraperdefectedelparàgraf" style:family="text">
      <style:text-properties fo:font-style="italic" style:font-style-asian="italic" fo:background-color="#B7B7B7"/>
    </style:style>
    <style:style style:name="T37" style:parent-style-name="Lletraperdefectedelparàgraf" style:family="text">
      <style:text-properties fo:font-style="italic" style:font-style-asian="italic" fo:background-color="#B7B7B7"/>
    </style:style>
    <style:style style:name="T38" style:parent-style-name="Lletraperdefectedelparàgraf" style:family="text">
      <style:text-properties fo:font-style="italic" style:font-style-asian="italic" fo:background-color="#B7B7B7"/>
    </style:style>
    <style:style style:name="TableColumn40" style:family="table-column">
      <style:table-column-properties style:column-width="3.134in" style:use-optimal-column-width="false"/>
    </style:style>
    <style:style style:name="TableColumn41" style:family="table-column">
      <style:table-column-properties style:column-width="3.134in" style:use-optimal-column-width="false"/>
    </style:style>
    <style:style style:name="Table39" style:family="table">
      <style:table-properties style:width="6.268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45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46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2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3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4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5" style:parent-style-name="Normal" style:family="paragraph">
      <style:paragraph-properties fo:widows="0" fo:orphans="0" fo:border="0in solid #FFFFFF" fo:padding="0.4305in" style:shadow="#000000 0in 0in" fo:line-height="100%"/>
    </style:style>
    <style:style style:name="P56" style:parent-style-name="Normal" style:family="paragraph">
      <style:paragraph-properties fo:widows="0" fo:orphans="0" fo:border="0in solid #FFFFFF" fo:padding="0.4305in" style:shadow="#000000 0in 0in" fo:line-height="100%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border="0in solid #FFFFFF" fo:padding="0.4305in" style:shadow="#000000 0in 0in" fo:line-height="100%"/>
    </style:style>
  </office:automatic-styles>
  <office:body>
    <office:text text:use-soft-page-breaks="true">
      <text:h text:style-name="P1" text:outline-level="3"><text:bookmark-start text:name="_98mavzmy0yf"/><text:bookmark-end text:name="_98mavzmy0yf"/>Model de consentiment informat</text:h>
      <text:p text:style-name="Normal">[Aquest consentiment s’ha d'adaptar segons la recerca,<text:s/><text:span text:style-name="T8">[Omplir segons necessitat</text:span><text:span text:style-name="T9">].</text:span></text:p>
      <text:p text:style-name="Normal"/>
      <text:p text:style-name="Normal">Jo<text:s/><text:span text:style-name="T10">[nom del/la participant]</text:span><text:s/>amb DNI/NIE nº<text:s/><text:span text:style-name="T11">[número del document]</text:span><text:s/>i correu electrònic<text:s/><text:span text:style-name="T12">[</text:span><text:span text:style-name="T13">email</text:span><text:span text:style-name="T14">]</text:span>,</text:p>
      <text:p text:style-name="Normal">en relació amb la recerca<text:s/><text:span text:style-name="T15">[nom complet de la recerca]</text:span><text:s/>dirigit per<text:s/><text:span text:style-name="T16">[nom del/la investigador/a principal]</text:span>,</text:p>
      <text:p text:style-name="Normal"/>
      <text:p text:style-name="Normal">Manifesto que:</text:p>
      <text:p text:style-name="P17"><text:span text:style-name="T18">☐</text:span><text:s/>He llegit i entès tota la informació de la recerca proporcionada en el full informatiu.</text:p>
      <text:p text:style-name="P19"><text:span text:style-name="T20">☐</text:span><text:s/>He rebut explicacions clares sobre l’objectiu, beneficis, riscs i tractament de les meves dades.</text:p>
      <text:p text:style-name="P21"><text:span text:style-name="T22">☐</text:span><text:s/>He fet totes les preguntes necessàries per poder entendre tota la informació i he obtingut les respostes concloents per poder participar en la recerca.</text:p>
      <text:p text:style-name="Normal"/>
      <text:p text:style-name="Normal">Comprenc que:</text:p>
      <text:list text:style-name="LFO3" text:continue-numbering="true">
        <text:list-item>
          <text:p text:style-name="P23">La meva participació és totalment voluntària.</text:p>
        </text:list-item>
        <text:list-item>
          <text:p text:style-name="P24">Puc retirar el meu consentiment<text:s/>i<text:s/>deixar de participar en la recerca.</text:p>
        </text:list-item>
        <text:list-item>
          <text:p text:style-name="P25">Tinc dret a modificar les meves dades personals (rectificar-les o eliminar-les) i a deixar de participar quan vulgui.</text:p>
        </text:list-item>
      </text:list>
      <text:p text:style-name="Normal"/>
      <text:p text:style-name="Normal">M’han informat de:</text:p>
      <text:list text:style-name="LFO2" text:continue-numbering="true">
        <text:list-item>
          <text:p text:style-name="P26">Les meves dades seran tractades segons la normativa de protecció de dades del “Reglament General de Protección de Datos” (RGPD), Reglament (UE) 679/2016 i Llei Orgànica 3/2018, de 5 de desembre, de Protecció de Dades Personals i Garantia dels Drets Digitals (LOPDGDD).</text:p>
        </text:list-item>
        <text:list-item>
          <text:p text:style-name="P27">Es garanteix la confidencialitat<text:s/>de les meves dades<text:s/>i un ús exclusiu<text:s/>de les meves dades<text:s/>per a finalitats de la recerca.</text:p>
        </text:list-item>
        <text:list-item>
          <text:p text:style-name="P28">Les<text:s/>meves<text:s/>dades en guardaran de manera<text:s/><text:span text:style-name="T29">[anònima/no anònima</text:span><text:span text:style-name="T30"><text:s/>(escollir-ne una)]</text:span><text:span text:style-name="T31">.</text:span></text:p>
        </text:list-item>
      </text:list>
      <text:p text:style-name="P32"/>
      <text:p text:style-name="Normal">A<text:s/><text:span text:style-name="T33">[localitat]</text:span><text:s/>a<text:s/><text:span text:style-name="T34">[dia]</text:span><text:s/>de<text:s/><text:span text:style-name="T35">[m</text:span><text:span text:style-name="T36">e</text:span><text:span text:style-name="T37">s]</text:span><text:s/>del<text:s/><text:span text:style-name="T38">[any]</text:span>.</text:p>
      <text:p text:style-name="Normal"/>
      <text:p text:style-name="Normal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Nom i cognoms del/la participant:</text:p>
            <text:p text:style-name="P45"/>
            <text:p text:style-name="P46"/>
          </table:table-cell>
          <table:table-cell table:style-name="TableCell47">
            <text:p text:style-name="P48">Nom i cognoms del/la investigador/a:</text:p>
          </table:table-cell>
        </table:table-row>
        <table:table-row table:style-name="TableRow49">
          <table:table-cell table:style-name="TableCell50">
            <text:p text:style-name="P51">Signatura</text:p>
            <text:p text:style-name="P52"/>
            <text:p text:style-name="P53"/>
            <text:p text:style-name="P54"/>
            <text:p text:style-name="P55"/>
            <text:p text:style-name="P56"/>
          </table:table-cell>
          <table:table-cell table:style-name="TableCell57">
            <text:p text:style-name="P58">Signatura</text:p>
          </table:table-cell>
        </table:table-row>
      </table:table>
      <text:p text:style-name="Normal"/>
      <text:p text:style-name="Normal">Aquest document ha d’acompanyar sempre al full informati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crosoft Yi Baiti" svg:font-family="Microsoft Yi Baiti" style:font-family-generic="script" style:font-pitch="variable" svg:panose-1="3 0 5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style:language-asian="ca" style:country-asian="E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Títol" style:display-name="Títol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ol" style:display-name="Subtítol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/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/>
    <style:style style:name="Enllaç" style:display-name="Enllaç" style:family="text" style:parent-style-name="Lletraperdefectedelparàgraf">
      <style:text-properties fo:color="#0000FF" style:text-underline-type="single" style:text-underline-style="solid" style:text-underline-width="auto" style:text-underline-mode="continuous"/>
    </style:style>
    <style:style style:name="Menciósenseresoldre" style:display-name="Menció sense resoldre" style:family="text" style:parent-style-name="Lletraperdefectedelparàgraf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P3" style:parent-style-name="Peu" style:family="paragraph">
      <style:text-properties fo:language="es" fo:country="ES"/>
    </style:style>
    <style:style style:name="T4" style:parent-style-name="Enllaç" style:family="text">
      <style:text-properties fo:font-size="9pt" style:font-size-asian="9pt" style:font-size-complex="9pt" fo:language="es" fo:country="ES"/>
    </style:style>
    <style:style style:name="P5" style:parent-style-name="Peu" style:family="paragraph">
      <style:text-properties fo:font-size="9pt" style:font-size-asian="9pt" style:font-size-complex="9pt" fo:language="es" fo:country="ES"/>
    </style:style>
    <style:style style:name="T6" style:parent-style-name="Enllaç" style:family="text">
      <style:text-properties fo:font-size="9pt" style:font-size-asian="9pt" style:font-size-complex="9pt" fo:language="es" fo:country="ES"/>
    </style:style>
    <style:style style:name="T7" style:parent-style-name="Lletraperdefectedelparàgraf" style:family="text">
      <style:text-properties fo:font-size="9pt" style:font-size-asian="9pt" style:font-size-complex="9pt" fo:language="es" fo:country="ES"/>
    </style:style>
  </office:automatic-styles>
  <office:master-styles>
    <style:master-page style:name="MP0" style:page-layout-name="PL0">
      <style:footer>
        <text:p text:style-name="P2"/>
        <text:p text:style-name="P3">Document<text:s/>inspirat<text:s/>en<text:s/>el ‘HIP y CI para menores<text:s/>IPs vinculados’ de<text:s/>la Universidad<text:s/>Rey Juan Carlos<text:s/>i en<text:s/>‘Ejemplo de modelo de consentimiento informado’ de la Universidad de Cantabria.</text:p>
        <text:p text:style-name="Peu"><text:a xlink:href="https://www.urjc.es/images/Investigacion/comite_etico_investigacion/HIP%20y%20CI%20para%20menores_IPs%20vinculados%20URJC.docx" office:target-frame-name="_top" xlink:show="replace"><text:span text:style-name="T4">https://www.urjc.es/images/Investigacion/comite_etico_investigacion/HIP%20y%20CI%20para%20menores_IPs%20vinculados%20URJC.docx</text:span></text:a></text:p>
        <text:p text:style-name="P5"/>
        <text:p text:style-name="Peu"><text:a xlink:href="https://web.unican.es/investigacion/etica/PublishingImages/comite-de-etica-de-proyectos/documentos/Ejemplos%20de%20Modelo%20de%20consentimiento%20informado.doc" office:target-frame-name="_top" xlink:show="replace"><text:span text:style-name="T6">https://web.unican.es/investigacion/etica/PublishingImages/comite-de-etica-de-proyectos/documentos/Ejemplos%20de%20Modelo%20de%20consentimiento%20informado.doc</text:span></text:a><text:span text:style-name="T7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Mireia Isabel Ribera Turro</meta:initial-creator>
    <dc:creator>JUDIT BUJ SOLER</dc:creator>
    <meta:creation-date>2025-06-02T14:01:00Z</meta:creation-date>
    <dc:date>2025-06-02T14:01:00Z</dc:date>
    <meta:print-date>2025-06-02T14:01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41" meta:character-count="1618" meta:row-count="11" meta:non-whitespace-character-count="1380"/>
  </office:meta>
</office:document-meta>
</file>